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59cca" officeooo:paragraph-rsid="00059cca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59cca" officeooo:paragraph-rsid="00059cca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64d53" officeooo:paragraph-rsid="00064d5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81dd7" officeooo:paragraph-rsid="00081dd7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64d53" officeooo:paragraph-rsid="00064d53"/>
    </style:style>
    <style:style style:name="P7" style:family="paragraph" style:parent-style-name="Standard">
      <style:text-properties officeooo:rsid="00081dd7" officeooo:paragraph-rsid="00081dd7"/>
    </style:style>
    <style:style style:name="P8" style:family="paragraph" style:parent-style-name="Standard">
      <style:text-properties officeooo:rsid="000905ee" officeooo:paragraph-rsid="000905ee"/>
    </style:style>
    <style:style style:name="P9" style:family="paragraph" style:parent-style-name="Standard">
      <style:paragraph-properties fo:margin-top="0cm" fo:margin-bottom="0.499cm" loext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lete Tail</text:p>
      <text:p text:style-name="Text_20_body">Given a pointer to the root of the linklist, your task is to delete the tail of the linklist and return the head of the updated list.</text:p>
      <text:p text:style-name="Text_20_body"><text:span text:style-name="Strong_20_Emphasis">Input</text:span></text:p>
      <text:p text:style-name="Text_20_body">1-&gt;2-&gt;3-&gt;4-&gt;5-&gt;6-&gt;7-&gt;8</text:p>
      <text:p text:style-name="Text_20_body"><text:span text:style-name="Strong_20_Emphasis">Output</text:span></text:p>
      <text:p text:style-name="Text_20_body">1-&gt;2-&gt;3-&gt;4-&gt;5-&gt;6-&gt;7</text:p>
      <text:p text:style-name="P2"><text:span text:style-name="T1">Solution</text:span>: deleteTail.cpp</text:p>
      <text:p text:style-name="P2"/>
      <text:p text:style-name="P2"/>
      <text:p text:style-name="P3">Kth Last Element</text:p>
      <text:p text:style-name="Text_20_body"/>
      <text:p text:style-name="Text_20_body">Implement a function that returns the Kth last of element from the linked list, in a single pass. You can assume K will be less than / equal to length of linked list.</text:p>
      <text:p text:style-name="Text_20_body">(Hint : Use two pointers similar to Runner Technique)</text:p>
      <text:p text:style-name="Text_20_body"><text:span text:style-name="Strong_20_Emphasis">Input</text:span></text:p>
      <text:p text:style-name="Text_20_body">You will get head of the linked list.</text:p>
      <text:p text:style-name="Text_20_body">1 -&gt; 2 -&gt; 3 -&gt; 4 -&gt; 5 -&gt;6 -&gt;7</text:p>
      <text:p text:style-name="Text_20_body">K = 3</text:p>
      <text:p text:style-name="Text_20_body"><text:span text:style-name="Strong_20_Emphasis">Output</text:span></text:p>
      <text:p text:style-name="Text_20_body">5</text:p>
      <text:p text:style-name="P6"><text:span text:style-name="T1">Solution</text:span>: kthLastElement.cpp</text:p>
      <text:p text:style-name="P6"/>
      <text:p text:style-name="P6"/>
      <text:p text:style-name="P4">Alternate Merge</text:p>
      <text:p text:style-name="Text_20_body"/>
      <text:p text:style-name="Text_20_body">Given two linked lists, insert nodes of second list into first list at alternate positions of first list.</text:p>
      <text:p text:style-name="Text_20_body"><text:span text:style-name="Strong_20_Emphasis">Input Format</text:span></text:p>
      <text:p text:style-name="Text_20_body">In the function pointer to the start of the two linklists is passed.</text:p>
      <text:p text:style-name="Text_20_body"><text:span text:style-name="Strong_20_Emphasis">Output Format</text:span></text:p>
      <text:p text:style-name="Text_20_body">Return a pointer to the new merged list.</text:p>
      <text:p text:style-name="Text_20_body"/>
      <text:p text:style-name="Text_20_body"><text:span text:style-name="Strong_20_Emphasis">Sample Input </text:span></text:p>
      <text:p text:style-name="P1">5-&gt;7-&gt;17-&gt;13-&gt;1112-&gt;10-&gt;2-&gt;4-&gt;6</text:p>
      <text:p text:style-name="Text_20_body"/>
      <text:p text:style-name="Text_20_body"><text:soft-page-break/><text:span text:style-name="Strong_20_Emphasis">Sample Output </text:span></text:p>
      <text:p text:style-name="P1">5-&gt;12-&gt;7-&gt;10-&gt;17-&gt;2-&gt;13-&gt;4-&gt;11-&gt;6</text:p>
      <text:p text:style-name="P7"><text:span text:style-name="T1">Solution</text:span>: alternateMerge.cpp</text:p>
      <text:p text:style-name="P7"/>
      <text:p text:style-name="P7"/>
      <text:p text:style-name="P5">Bubble Sort on Linked List</text:p>
      <text:p text:style-name="Text_20_body"/>
      <text:p text:style-name="Text_20_body">Given a singly linked list, sort it using <text:a xlink:type="simple" xlink:href="http://www.geeksforgeeks.org/bubble-sort/" text:style-name="Internet_20_link" text:visited-style-name="Visited_20_Internet_20_Link">bubble sort</text:a>.</text:p>
      <text:p text:style-name="Text_20_body"><text:span text:style-name="Strong_20_Emphasis">Input:</text:span> 10-&gt;30-&gt;20-&gt;5</text:p>
      <text:p text:style-name="Text_20_body"><text:span text:style-name="Strong_20_Emphasis">Output:</text:span> 5-&gt;10-&gt;20-&gt;30</text:p>
      <text:p text:style-name="P8"><text:span text:style-name="T1">Solution</text:span>: linkedListBubbleSort.cp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6:23:45.965904603</meta:creation-date>
    <dc:date>2022-08-15T16:27:29.352110964</dc:date>
    <meta:editing-duration>PT3M4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181" meta:character-count="1093" meta:non-whitespace-character-count="943"/>
  </office:meta>
</office:document-meta>
</file>